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shapes>
          <draw:frame draw:z-index="0" draw:style-name="gr1" draw:text-style-name="P1" svg:width="159.99mm" svg:height="89.99mm" svg:x="405.64mm" svg:y="62.35mm">
            <loext:p draw:notify-on-update-of-ranges="Feuille1.L22:Feuille1.L38 Feuille1.O2:Feuille1.O2 Feuille1.O22:Feuille1.O38 Feuille1.L22:Feuille1.L38 Feuille1.S2:Feuille1.S2 Feuille1.S22:Feuille1.S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419.61mm" svg:y="65.6mm">
            <loext:p draw:notify-on-update-of-ranges="Feuille1.E3:Feuille1.E9 Feuille1.O2:Feuille1.O2 Feuille1.O3:Feuille1.O9 Feuille1.E3:Feuille1.E9 Feuille1.S2:Feuille1.S2 Feuille1.S3:Feuille1.S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44.03mm" svg:y="71.38mm">
            <loext:p draw:notify-on-update-of-ranges="Feuille1.E10:Feuille1.E16 Feuille1.O2:Feuille1.O2 Feuille1.O10:Feuille1.O16 Feuille1.E10:Feuille1.E16 Feuille1.S2:Feuille1.S2 Feuille1.S10:Feuille1.S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15"/>
          <table:table-cell table:formula="of:=2*SQRT(2)*[.G10]/(3*[.F10])" office:value-type="float" office:value="0.188561808316413" calcext:value-type="float">
            <text:p>0.1885618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t de l’étud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mplitude départ</text:p>
          </table:table-cell>
          <table:table-cell office:value-type="string" calcext:value-type="string">
            <text:p>longueur onde départ</text:p>
          </table:table-cell>
          <table:table-cell office:value-type="string" calcext:value-type="string">
            <text:p>l théorique</text:p>
          </table:table-cell>
          <table:table-cell office:value-type="string" calcext:value-type="string">
            <text:p>n finite</text:p>
          </table:table-cell>
          <table:table-cell office:value-type="string" calcext:value-type="string">
            <text:p>l théorique finite</text:p>
          </table:table-cell>
          <table:table-cell office:value-type="string" calcext:value-type="string">
            <text:p>nb de doigts</text:p>
          </table:table-cell>
          <table:table-cell office:value-type="string" calcext:value-type="string">
            <text:p>l rée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empsde calcul</text:p>
          </table:table-cell>
        </table:table-row>
        <table:table-row table:style-name="ro1">
          <table:table-cell office:value-type="string" calcext:value-type="string">
            <text:p>étude quantitaive des doigts</text:p>
          </table:table-cell>
          <table:table-cell office:value-type="string" calcext:value-type="string">
            <text:p>petite longueurs d’onde de démarrage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3]/((1-[.E3])*[.F3]*[.D3]))" office:value-type="float" office:value="7.87618870020485" calcext:value-type="float">
            <text:p>7.8761887002</text:p>
          </table:table-cell>
          <table:table-cell office:value-type="float" office:value="0.8" calcext:value-type="float">
            <text:p>0.8</text:p>
          </table:table-cell>
          <table:table-cell table:formula="of:=2*PI()/[.P3]" office:value-type="float" office:value="7.85398163397448" calcext:value-type="float">
            <text:p>7.853981634</text:p>
          </table:table-cell>
          <table:table-cell office:value-type="float" office:value="8.5" calcext:value-type="float">
            <text:p>8.5</text:p>
          </table:table-cell>
          <table:table-cell table:formula="of:=([.J3]*[.K3])/[.R3]" office:value-type="float" office:value="2.35294117647059" calcext:value-type="float">
            <text:p>2.3529411765</text:p>
          </table:table-cell>
          <table:table-cell table:formula="of:=([.S3]-[.Q3])/[.Q3]*100" office:value-type="float" office:value="-70.0414224768197" calcext:value-type="float">
            <text:p>-70.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4]/((1-[.E4])*[.F4]*[.D4]))" office:value-type="float" office:value="8.93075853418246" calcext:value-type="float">
            <text:p>8.9307585342</text:p>
          </table:table-cell>
          <table:table-cell office:value-type="float" office:value="0.7" calcext:value-type="float">
            <text:p>0.7</text:p>
          </table:table-cell>
          <table:table-cell table:formula="of:=2*PI()/[.P4]" office:value-type="float" office:value="8.97597901025655" calcext:value-type="float">
            <text:p>8.9759790103</text:p>
          </table:table-cell>
          <table:table-cell office:value-type="float" office:value="6" calcext:value-type="float">
            <text:p>6</text:p>
          </table:table-cell>
          <table:table-cell table:formula="of:=([.J4]*[.K4])/[.R4]" office:value-type="float" office:value="3.33333333333333" calcext:value-type="float">
            <text:p>3.3333333333</text:p>
          </table:table-cell>
          <table:table-cell table:formula="of:=([.S4]-[.O4])/[.O4]*100" office:value-type="float" office:value="-62.6758094446848" calcext:value-type="float">
            <text:p>-62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5]/((1-[.E5])*[.F5]*[.D5]))" office:value-type="float" office:value="10.5670160023643" calcext:value-type="float">
            <text:p>10.5670160024</text:p>
          </table:table-cell>
          <table:table-cell office:value-type="float" office:value="0.6" calcext:value-type="float">
            <text:p>0.6</text:p>
          </table:table-cell>
          <table:table-cell table:formula="of:=2*PI()/[.P5]" office:value-type="float" office:value="10.471975511966" calcext:value-type="float">
            <text:p>10.471975512</text:p>
          </table:table-cell>
          <table:table-cell/>
          <table:table-cell table:formula="of:=([.J5]*[.K5])/[.R5]" office:value-type="string" office:string-value="" calcext:value-type="error">
            <text:p>#DIV/0!</text:p>
          </table:table-cell>
          <table:table-cell table:formula="of:=([.S5]-[.O5])/[.O5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6]/((1-[.E6])*[.F6]*[.D6]))" office:value-type="float" office:value="8.35395965972956" calcext:value-type="float">
            <text:p>8.3539596597</text:p>
          </table:table-cell>
          <table:table-cell office:value-type="float" office:value="0.75" calcext:value-type="float">
            <text:p>0.75</text:p>
          </table:table-cell>
          <table:table-cell table:formula="of:=2*PI()/[.P6]" office:value-type="float" office:value="8.37758040957278" calcext:value-type="float">
            <text:p>8.3775804096</text:p>
          </table:table-cell>
          <table:table-cell office:value-type="float" office:value="7" calcext:value-type="float">
            <text:p>7</text:p>
          </table:table-cell>
          <table:table-cell table:formula="of:=([.J6]*[.K6])/[.R6]" office:value-type="float" office:value="2.85714285714286" calcext:value-type="float">
            <text:p>2.8571428571</text:p>
          </table:table-cell>
          <table:table-cell table:formula="of:=([.S6]-[.O6])/[.O6]*100" office:value-type="float" office:value="-65.7989387844931" calcext:value-type="float">
            <text:p>-65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7]/((1-[.E7])*[.F7]*[.D7]))" office:value-type="float" office:value="9.64632171668827" calcext:value-type="float">
            <text:p>9.6463217167</text:p>
          </table:table-cell>
          <table:table-cell office:value-type="float" office:value="0.65" calcext:value-type="float">
            <text:p>0.65</text:p>
          </table:table-cell>
          <table:table-cell table:formula="of:=2*PI()/[.P7]" office:value-type="float" office:value="9.66643893412244" calcext:value-type="float">
            <text:p>9.6664389341</text:p>
          </table:table-cell>
          <table:table-cell office:value-type="float" office:value="7" calcext:value-type="float">
            <text:p>7</text:p>
          </table:table-cell>
          <table:table-cell table:formula="of:=([.J7]*[.K7])/[.R7]" office:value-type="float" office:value="2.85714285714286" calcext:value-type="float">
            <text:p>2.8571428571</text:p>
          </table:table-cell>
          <table:table-cell table:formula="of:=([.S7]-[.O7])/[.O7]*100" office:value-type="float" office:value="-70.3810121509843" calcext:value-type="float">
            <text:p>-7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8]/((1-[.E8])*[.F8]*[.D8]))" office:value-type="float" office:value="10.5670160023643" calcext:value-type="float">
            <text:p>10.5670160024</text:p>
          </table:table-cell>
          <table:table-cell office:value-type="float" office:value="0.6" calcext:value-type="float">
            <text:p>0.6</text:p>
          </table:table-cell>
          <table:table-cell table:formula="of:=2*PI()/[.P8]" office:value-type="float" office:value="10.471975511966" calcext:value-type="float">
            <text:p>10.471975512</text:p>
          </table:table-cell>
          <table:table-cell office:value-type="float" office:value="4" calcext:value-type="float">
            <text:p>4</text:p>
          </table:table-cell>
          <table:table-cell table:formula="of:=([.J8]*[.K8])/[.R8]" office:value-type="float" office:value="5" calcext:value-type="float">
            <text:p>5</text:p>
          </table:table-cell>
          <table:table-cell table:formula="of:=([.S8]-[.O8])/[.O8]*100" office:value-type="float" office:value="-52.6829523218162" calcext:value-type="float">
            <text:p>-52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9]/((1-[.E9])*[.F9]*[.D9]))" office:value-type="float" office:value="11.8142830503073" calcext:value-type="float">
            <text:p>11.8142830503</text:p>
          </table:table-cell>
          <table:table-cell office:value-type="float" office:value="0.525" calcext:value-type="float">
            <text:p>0.525</text:p>
          </table:table-cell>
          <table:table-cell table:formula="of:=2*PI()/[.P9]" office:value-type="float" office:value="11.9679720136754" calcext:value-type="float">
            <text:p>11.9679720137</text:p>
          </table:table-cell>
          <table:table-cell office:value-type="float" office:value="7" calcext:value-type="float">
            <text:p>7</text:p>
          </table:table-cell>
          <table:table-cell table:formula="of:=([.J9]*[.K9])/[.R9]" office:value-type="float" office:value="2.85714285714286" calcext:value-type="float">
            <text:p>2.8571428571</text:p>
          </table:table-cell>
          <table:table-cell table:formula="of:=([.S9]-[.O9])/[.O9]*100" office:value-type="float" office:value="-75.8161976907388" calcext:value-type="float">
            <text:p>-75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0]/((1-[.E10])*[.F10]*[.D10]))" office:value-type="float" office:value="8.93075853418246" calcext:value-type="float">
            <text:p>8.9307585342</text:p>
          </table:table-cell>
          <table:table-cell office:value-type="float" office:value="0.7" calcext:value-type="float">
            <text:p>0.7</text:p>
          </table:table-cell>
          <table:table-cell table:formula="of:=2*PI()/[.P10]" office:value-type="float" office:value="8.97597901025655" calcext:value-type="float">
            <text:p>8.9759790103</text:p>
          </table:table-cell>
          <table:table-cell office:value-type="float" office:value="9" calcext:value-type="float">
            <text:p>9</text:p>
          </table:table-cell>
          <table:table-cell table:formula="of:=([.J10]*[.K10])/[.R10]" office:value-type="float" office:value="6.66666666666667" calcext:value-type="float">
            <text:p>6.6666666667</text:p>
          </table:table-cell>
          <table:table-cell table:formula="of:=([.S10]-[.O10])/[.O10]*100" office:value-type="float" office:value="-25.3516188893697" calcext:value-type="float">
            <text:p>-25.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1]/((1-[.E11])*[.F11]*[.D11]))" office:value-type="float" office:value="5.90714152515363" calcext:value-type="float">
            <text:p>5.9071415252</text:p>
          </table:table-cell>
          <table:table-cell/>
          <table:table-cell table:formula="of:=2*PI()/[.P11]" office:value-type="string" office:string-value="" calcext:value-type="error">
            <text:p>#DIV/0!</text:p>
          </table:table-cell>
          <table:table-cell office:value-type="float" office:value="16" calcext:value-type="float">
            <text:p>16</text:p>
          </table:table-cell>
          <table:table-cell table:formula="of:=([.J11]*[.K11])/[.R11]" office:value-type="float" office:value="3.75" calcext:value-type="float">
            <text:p>3.75</text:p>
          </table:table-cell>
          <table:table-cell table:formula="of:=([.S11]-[.O11])/[.O11]*100" office:value-type="float" office:value="-36.5175189381895" calcext:value-type="float">
            <text:p>-36.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2]/((1-[.E12])*[.F12]*[.D12]))" office:value-type="float" office:value="6.10086953349608" calcext:value-type="float">
            <text:p>6.1008695335</text:p>
          </table:table-cell>
          <table:table-cell/>
          <table:table-cell table:formula="of:=2*PI()/[.P12]" office:value-type="string" office:string-value="" calcext:value-type="error">
            <text:p>#DIV/0!</text:p>
          </table:table-cell>
          <table:table-cell office:value-type="float" office:value="15" calcext:value-type="float">
            <text:p>15</text:p>
          </table:table-cell>
          <table:table-cell table:formula="of:=([.J12]*[.K12])/[.R12]" office:value-type="float" office:value="4" calcext:value-type="float">
            <text:p>4</text:p>
          </table:table-cell>
          <table:table-cell table:formula="of:=([.S12]-[.O12])/[.O12]*100" office:value-type="float" office:value="-34.4355754857814" calcext:value-type="float">
            <text:p>-34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3]/((1-[.E13])*[.F13]*[.D13]))" office:value-type="float" office:value="6.31499992066005" calcext:value-type="float">
            <text:p>6.3149999207</text:p>
          </table:table-cell>
          <table:table-cell/>
          <table:table-cell table:formula="of:=2*PI()/[.P13]" office:value-type="string" office:string-value="" calcext:value-type="error">
            <text:p>#DIV/0!</text:p>
          </table:table-cell>
          <table:table-cell office:value-type="float" office:value="14" calcext:value-type="float">
            <text:p>14</text:p>
          </table:table-cell>
          <table:table-cell table:formula="of:=([.J13]*[.K13])/[.R13]" office:value-type="float" office:value="4.28571428571429" calcext:value-type="float">
            <text:p>4.2857142857</text:p>
          </table:table-cell>
          <table:table-cell table:formula="of:=([.S13]-[.O13])/[.O13]*100" office:value-type="float" office:value="-32.1343730869543" calcext:value-type="float">
            <text:p>-32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4]/((1-[.E14])*[.F14]*[.D14]))" office:value-type="float" office:value="6.82097949937733" calcext:value-type="float">
            <text:p>6.8209794994</text:p>
          </table:table-cell>
          <table:table-cell/>
          <table:table-cell table:formula="of:=2*PI()/[.P14]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formula="of:=([.J14]*[.K14])/[.R14]" office:value-type="float" office:value="6" calcext:value-type="float">
            <text:p>6</text:p>
          </table:table-cell>
          <table:table-cell table:formula="of:=([.S14]-[.O14])/[.O14]*100" office:value-type="float" office:value="-12.0360939283321" calcext:value-type="float">
            <text:p>-12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5]/((1-[.E15])*[.F15]*[.D15]))" office:value-type="float" office:value="6.55338512626584" calcext:value-type="float">
            <text:p>6.5533851263</text:p>
          </table:table-cell>
          <table:table-cell/>
          <table:table-cell table:formula="of:=2*PI()/[.P15]" office:value-type="string" office:string-value="" calcext:value-type="error">
            <text:p>#DIV/0!</text:p>
          </table:table-cell>
          <table:table-cell office:value-type="float" office:value="9.5" calcext:value-type="float">
            <text:p>9.5</text:p>
          </table:table-cell>
          <table:table-cell table:formula="of:=([.J15]*[.K15])/[.R15]" office:value-type="float" office:value="6.31578947368421" calcext:value-type="float">
            <text:p>6.3157894737</text:p>
          </table:table-cell>
          <table:table-cell table:formula="of:=([.S15]-[.O15])/[.O15]*100" office:value-type="float" office:value="-3.62554081598763" calcext:value-type="float">
            <text:p>-3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6]/((1-[.E16])*[.F16]*[.D16]))" office:value-type="float" office:value="6.31499992066005" calcext:value-type="float">
            <text:p>6.3149999207</text:p>
          </table:table-cell>
          <table:table-cell/>
          <table:table-cell table:formula="of:=2*PI()/[.P16]" office:value-type="string" office:string-value="" calcext:value-type="error">
            <text:p>#DIV/0!</text:p>
          </table:table-cell>
          <table:table-cell office:value-type="float" office:value="11" calcext:value-type="float">
            <text:p>11</text:p>
          </table:table-cell>
          <table:table-cell table:formula="of:=([.J16]*[.K16])/[.R16]" office:value-type="float" office:value="5.45454545454545" calcext:value-type="float">
            <text:p>5.4545454545</text:p>
          </table:table-cell>
          <table:table-cell table:formula="of:=([.S16]-[.O16])/[.O16]*100" office:value-type="float" office:value="-13.6255657470327" calcext:value-type="float">
            <text:p>-13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plitude-temp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étude quantitaive des doigts</text:p>
          </table:table-cell>
          <table:table-cell office:value-type="string" calcext:value-type="string">
            <text:p>avec alpha</text:p>
          </table:table-cell>
          <table:table-cell office:value-type="float" office:value="126" calcext:value-type="float">
            <text:p>12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2*PI()*SQRT(2*SQRT(2)*[.G22]/([.L22]*[.F22]*[.D22]))" office:value-type="float" office:value="16.7079193194591" calcext:value-type="float">
            <text:p>16.70791931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22]*[.K22])/[.R22]" office:value-type="float" office:value="6.66666666666667" calcext:value-type="float">
            <text:p>6.6666666667</text:p>
          </table:table-cell>
          <table:table-cell table:formula="of:=([.S22]-[.O22])/[.O22]*100" office:value-type="float" office:value="-60.098761915242" calcext:value-type="float">
            <text:p>-60.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formula="of:=2*PI()*SQRT(2*SQRT(2)*[.G23]/([.L23]*[.F23]*[.D23]))" office:value-type="float" office:value="13.6419589987547" calcext:value-type="float">
            <text:p>13.64195899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[.J23]*[.K23])/[.R23]" office:value-type="float" office:value="8.57142857142857" calcext:value-type="float">
            <text:p>8.5714285714</text:p>
          </table:table-cell>
          <table:table-cell table:formula="of:=([.S23]-[.O23])/[.O23]*100" office:value-type="float" office:value="-37.1686385202372" calcext:value-type="float">
            <text:p>-37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2*PI()*SQRT(2*SQRT(2)*[.G24]/([.L24]*[.F24]*[.D24]))" office:value-type="float" office:value="11.8142830503073" calcext:value-type="float">
            <text:p>11.81428305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J24]*[.K24])/[.R24]" office:value-type="float" office:value="12" calcext:value-type="float">
            <text:p>12</text:p>
          </table:table-cell>
          <table:table-cell table:formula="of:=([.S24]-[.O24])/[.O24]*100" office:value-type="float" office:value="1.57196969889682" calcext:value-type="float">
            <text:p>1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2*PI()*SQRT(2*SQRT(2)*[.G25]/([.L25]*[.F25]*[.D25]))" office:value-type="float" office:value="10.5670160023643" calcext:value-type="float">
            <text:p>10.567016002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formula="of:=([.J25]*[.K25])/[.R25]" office:value-type="float" office:value="10.9090909090909" calcext:value-type="float">
            <text:p>10.9090909091</text:p>
          </table:table-cell>
          <table:table-cell table:formula="of:=([.S25]-[.O25])/[.O25]*100" office:value-type="float" office:value="3.23719493421913" calcext:value-type="float">
            <text:p>3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2*PI()*SQRT(2*SQRT(2)*[.G26]/([.L26]*[.F26]*[.D26]))" office:value-type="float" office:value="7.47200867217852" calcext:value-type="float">
            <text:p>7.47200867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26]*[.K26])/[.R26]" office:value-type="float" office:value="7.5" calcext:value-type="float">
            <text:p>7.5</text:p>
          </table:table-cell>
          <table:table-cell table:formula="of:=([.S26]-[.O26])/[.O26]*100" office:value-type="float" office:value="0.374615836912799" calcext:value-type="float">
            <text:p>0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2*PI()*SQRT(2*SQRT(2)*[.G27]/([.L27]*[.F27]*[.D27]))" office:value-type="float" office:value="6.82097949937733" calcext:value-type="float">
            <text:p>6.820979499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27]*[.K27])/[.R27]" office:value-type="float" office:value="6.66666666666667" calcext:value-type="float">
            <text:p>6.6666666667</text:p>
          </table:table-cell>
          <table:table-cell table:formula="of:=([.S27]-[.O27])/[.O27]*100" office:value-type="float" office:value="-2.26232658703569" calcext:value-type="float">
            <text:p>-2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formula="of:=2*PI()*SQRT(2*SQRT(2)*[.G28]/([.L28]*[.F28]*[.D28]))" office:value-type="float" office:value="6.31499992066005" calcext:value-type="float">
            <text:p>6.31499992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28]*[.K28])/[.R28]" office:value-type="float" office:value="7.5" calcext:value-type="float">
            <text:p>7.5</text:p>
          </table:table-cell>
          <table:table-cell table:formula="of:=([.S28]-[.O28])/[.O28]*100" office:value-type="float" office:value="18.7648470978301" calcext:value-type="float">
            <text:p>18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2*PI()*SQRT(2*SQRT(2)*[.G29]/([.L29]*[.F29]*[.D29]))" office:value-type="float" office:value="5.90714152515363" calcext:value-type="float">
            <text:p>5.90714152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29]*[.K29])/[.R29]" office:value-type="float" office:value="6" calcext:value-type="float">
            <text:p>6</text:p>
          </table:table-cell>
          <table:table-cell table:formula="of:=([.S29]-[.O29])/[.O29]*100" office:value-type="float" office:value="1.57196969889682" calcext:value-type="float">
            <text:p>1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formula="of:=2*PI()*SQRT(2*SQRT(2)*[.G30]/([.L30]*[.F30]*[.D30]))" office:value-type="float" office:value="5.56930643981971" calcext:value-type="float">
            <text:p>5.569306439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30]*[.K30])/[.R30]" office:value-type="float" office:value="6" calcext:value-type="float">
            <text:p>6</text:p>
          </table:table-cell>
          <table:table-cell table:formula="of:=([.S30]-[.O30])/[.O30]*100" office:value-type="float" office:value="7.7333428288467" calcext:value-type="float">
            <text:p>7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2*PI()*SQRT(2*SQRT(2)*[.G31]/([.L31]*[.F31]*[.D31]))" office:value-type="float" office:value="5.28350800118212" calcext:value-type="float">
            <text:p>5.28350800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31]*[.K31])/[.R31]" office:value-type="float" office:value="7.5" calcext:value-type="float">
            <text:p>7.5</text:p>
          </table:table-cell>
          <table:table-cell table:formula="of:=([.S31]-[.O31])/[.O31]*100" office:value-type="float" office:value="41.9511430345513" calcext:value-type="float">
            <text:p>41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2*PI()*SQRT(2*SQRT(2)*[.G32]/([.L32]*[.F32]*[.D32]))" office:value-type="float" office:value="9.64632171668827" calcext:value-type="float">
            <text:p>9.64632171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2]*[.K32])/[.R32]" office:value-type="float" office:value="6.66666666666667" calcext:value-type="float">
            <text:p>6.6666666667</text:p>
          </table:table-cell>
          <table:table-cell table:formula="of:=([.S32]-[.O32])/[.O32]*100" office:value-type="float" office:value="-30.8890283522968" calcext:value-type="float">
            <text:p>-30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2*PI()*SQRT(2*SQRT(2)*[.G33]/([.L33]*[.F33]*[.D33]))" office:value-type="float" office:value="8.93075853418246" calcext:value-type="float">
            <text:p>8.93075853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3]*[.K33])/[.R33]" office:value-type="float" office:value="6.66666666666667" calcext:value-type="float">
            <text:p>6.6666666667</text:p>
          </table:table-cell>
          <table:table-cell table:formula="of:=([.S33]-[.O33])/[.O33]*100" office:value-type="float" office:value="-25.3516188893697" calcext:value-type="float">
            <text:p>-25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2*PI()*SQRT(2*SQRT(2)*[.G34]/([.L34]*[.F34]*[.D34]))" office:value-type="float" office:value="8.35395965972956" calcext:value-type="float">
            <text:p>8.35395965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4]*[.K34])/[.R34]" office:value-type="float" office:value="6.66666666666667" calcext:value-type="float">
            <text:p>6.6666666667</text:p>
          </table:table-cell>
          <table:table-cell table:formula="of:=([.S34]-[.O34])/[.O34]*100" office:value-type="float" office:value="-20.1975238304839" calcext:value-type="float">
            <text:p>-20.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table:formula="of:=2*PI()*SQRT(2*SQRT(2)*[.G35]/([.L35]*[.F35]*[.D35]))" office:value-type="float" office:value="7.87618870020485" calcext:value-type="float">
            <text:p>7.87618870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35]*[.K35])/[.R35]" office:value-type="float" office:value="6" calcext:value-type="float">
            <text:p>6</text:p>
          </table:table-cell>
          <table:table-cell table:formula="of:=([.S35]-[.O35])/[.O35]*100" office:value-type="float" office:value="-23.8210227258274" calcext:value-type="float">
            <text:p>-23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table:formula="of:=2*PI()*SQRT(2*SQRT(2)*[.G36]/([.L36]*[.F36]*[.D36]))" office:value-type="float" office:value="7.12428073544085" calcext:value-type="float">
            <text:p>7.1242807354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table:formula="of:=([.J36]*[.K36])/[.R36]" office:value-type="float" office:value="5.71428571428571" calcext:value-type="float">
            <text:p>5.7142857143</text:p>
          </table:table-cell>
          <table:table-cell table:formula="of:=([.S36]-[.O36])/[.O36]*100" office:value-type="float" office:value="-19.7914017360503" calcext:value-type="float">
            <text:p>-19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table:formula="of:=2*PI()*SQRT(2*SQRT(2)*[.G37]/([.L37]*[.F37]*[.D37]))" office:value-type="float" office:value="6.55338512626584" calcext:value-type="float">
            <text:p>6.55338512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7]*[.K37])/[.R37]" office:value-type="float" office:value="6.66666666666667" calcext:value-type="float">
            <text:p>6.6666666667</text:p>
          </table:table-cell>
          <table:table-cell table:formula="of:=([.S37]-[.O37])/[.O37]*100" office:value-type="float" office:value="1.7285958053464" calcext:value-type="float">
            <text:p>1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formula="of:=2*PI()*SQRT(2*SQRT(2)*[.G38]/([.L38]*[.F38]*[.D38]))" office:value-type="float" office:value="6.10086953349608" calcext:value-type="float">
            <text:p>6.1008695335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formula="of:=([.J38]*[.K38])/[.R38]" office:value-type="float" office:value="7.05882352941176" calcext:value-type="float">
            <text:p>7.0588235294</text:p>
          </table:table-cell>
          <table:table-cell table:formula="of:=([.S38]-[.O38])/[.O38]*100" office:value-type="float" office:value="15.701925613327" calcext:value-type="float">
            <text:p>15.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initial wavelength</text:p>
          </table:table-cell>
          <table:table-cell office:value-type="float" office:value="143" calcext:value-type="float">
            <text:p>14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39]*[.K39])/[.R3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0]*[.K40])/[.R4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1]*[.K41])/[.R4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2]*[.K42])/[.R4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3]*[.K43])/[.R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4]*[.K44])/[.R4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5]*[.K45])/[.R4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point from 0,5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46]/((1-[.E46])*[.F46]*[.D46]))" office:value-type="float" office:value="5.90714152515363" calcext:value-type="float">
            <text:p>5.9071415252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table:formula="of:=([.J46]*[.K46])/[.R46]" office:value-type="float" office:value="4.13793103448276" calcext:value-type="float">
            <text:p>4.1379310345</text:p>
          </table:table-cell>
          <table:table-cell table:style-name="ce2" table:formula="of:=([.S46]-[.O46])/[.O46]*100" office:value-type="float" office:value="-29.9503657248987" calcext:value-type="float">
            <text:p>-2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47]/((1-[.E47])*[.F47]*[.D47]))" office:value-type="float" office:value="6.10086953349608" calcext:value-type="float">
            <text:p>6.1008695335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table:formula="of:=([.J47]*[.K47])/[.R47]" office:value-type="float" office:value="4.13793103448276" calcext:value-type="float">
            <text:p>4.1379310345</text:p>
          </table:table-cell>
          <table:table-cell table:style-name="ce3" table:formula="of:=([.S47]-[.O47])/[.O47]*100" office:value-type="float" office:value="-32.1747332611532" calcext:value-type="float">
            <text:p>-32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48]/((1-[.E48])*[.F48]*[.D48]))" office:value-type="float" office:value="6.31499992066005" calcext:value-type="float">
            <text:p>6.314999920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([.J48]*[.K48])/[.R48]" office:value-type="float" office:value="4.28571428571429" calcext:value-type="float">
            <text:p>4.2857142857</text:p>
          </table:table-cell>
          <table:table-cell table:style-name="ce3" table:formula="of:=([.S48]-[.O48])/[.O48]*100" office:value-type="float" office:value="-32.1343730869543" calcext:value-type="float">
            <text:p>-32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49]/((1-[.E49])*[.F49]*[.D49]))" office:value-type="float" office:value="6.55338512626584" calcext:value-type="float">
            <text:p>6.5533851263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table:formula="of:=([.J49]*[.K49])/[.R49]" office:value-type="float" office:value="4.13793103448276" calcext:value-type="float">
            <text:p>4.1379310345</text:p>
          </table:table-cell>
          <table:table-cell table:style-name="ce3" table:formula="of:=([.S49]-[.O49])/[.O49]*100" office:value-type="float" office:value="-36.8581129484057" calcext:value-type="float">
            <text:p>-36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0]/((1-[.E50])*[.F50]*[.D50]))" office:value-type="float" office:value="6.82097949937733" calcext:value-type="float">
            <text:p>6.820979499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J50]*[.K50])/[.R50]" office:value-type="float" office:value="5" calcext:value-type="float">
            <text:p>5</text:p>
          </table:table-cell>
          <table:table-cell table:style-name="ce3" table:formula="of:=([.S50]-[.O50])/[.O50]*100" office:value-type="float" office:value="-26.6967449402768" calcext:value-type="float">
            <text:p>-26.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1]/((1-[.E51])*[.F51]*[.D51]))" office:value-type="float" office:value="8.93075853418246" calcext:value-type="float">
            <text:p>8.93075853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J51]*[.K51])/[.R51]" office:value-type="float" office:value="5" calcext:value-type="float">
            <text:p>5</text:p>
          </table:table-cell>
          <table:table-cell table:style-name="ce3" table:formula="of:=([.S51]-[.O51])/[.O51]*100" office:value-type="float" office:value="-44.0137141670273" calcext:value-type="float">
            <text:p>-44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2]/((1-[.E52])*[.F52]*[.D52]))" office:value-type="float" office:value="8.93075853418246" calcext:value-type="float">
            <text:p>8.93075853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52]*[.K52])/[.R52]" office:value-type="float" office:value="7.5" calcext:value-type="float">
            <text:p>7.5</text:p>
          </table:table-cell>
          <table:table-cell table:style-name="ce3" table:formula="of:=([.S52]-[.O52])/[.O52]*100" office:value-type="float" office:value="-16.0205712505409" calcext:value-type="float">
            <text:p>-16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tlepsilon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53]/((1-[.E53])*[.F53]*[.D53]))" office:value-type="float" office:value="7.87618870020485" calcext:value-type="float">
            <text:p>7.876188700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J53]*[.K53])/[.R53]" office:value-type="float" office:value="1.81818181818182" calcext:value-type="float">
            <text:p>1.8181818182</text:p>
          </table:table-cell>
          <table:table-cell table:style-name="ce3" table:formula="of:=([.S53]-[.O53])/[.O53]*100" office:value-type="float" office:value="-76.9154614320689" calcext:value-type="float">
            <text:p>-76.92</text:p>
          </table:table-cell>
          <table:table-cell office:value-type="string" calcext:value-type="string">
            <text:p>SIM TROP LONGUE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4]/((1-[.E54])*[.F54]*[.D54]))" office:value-type="float" office:value="4.17697982986478" calcext:value-type="float">
            <text:p>4.1769798299</text:p>
          </table:table-cell>
          <table:table-cell office:value-type="float" office:value="19" calcext:value-type="float">
            <text:p>19</text:p>
          </table:table-cell>
          <table:table-cell table:formula="of:=60/[.P54]" office:value-type="float" office:value="3.15789473684211" calcext:value-type="float">
            <text:p>3.1578947368</text:p>
          </table:table-cell>
          <table:table-cell/>
          <table:table-cell office:value-type="float" office:value="2.9" calcext:value-type="float">
            <text:p>2.9</text:p>
          </table:table-cell>
          <table:table-cell table:style-name="ce3" table:formula="of:=([.S54]-[.O54])/[.O54]*100" office:value-type="float" office:value="-30.571845732521" calcext:value-type="float">
            <text:p>-30.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5]/((1-[.E55])*[.F55]*[.D55]))" office:value-type="float" office:value="4.31396621826949" calcext:value-type="float">
            <text:p>4.3139662183</text:p>
          </table:table-cell>
          <table:table-cell office:value-type="float" office:value="17" calcext:value-type="float">
            <text:p>17</text:p>
          </table:table-cell>
          <table:table-cell table:formula="of:=60/[.P55]" office:value-type="float" office:value="3.52941176470588" calcext:value-type="float">
            <text:p>3.5294117647</text:p>
          </table:table-cell>
          <table:table-cell/>
          <table:table-cell office:value-type="float" office:value="2.769" calcext:value-type="float">
            <text:p>2.769</text:p>
          </table:table-cell>
          <table:table-cell table:style-name="ce3" table:formula="of:=([.S55]-[.O55])/[.O55]*100" office:value-type="float" office:value="-35.8131274122318" calcext:value-type="float">
            <text:p>-35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6]/((1-[.E56])*[.F56]*[.D56]))" office:value-type="float" office:value="4.46537926709123" calcext:value-type="float">
            <text:p>4.4653792671</text:p>
          </table:table-cell>
          <table:table-cell office:value-type="float" office:value="15" calcext:value-type="float">
            <text:p>15</text:p>
          </table:table-cell>
          <table:table-cell table:formula="of:=60/[.P56]" office:value-type="float" office:value="4" calcext:value-type="float">
            <text:p>4</text:p>
          </table:table-cell>
          <table:table-cell/>
          <table:table-cell office:value-type="float" office:value="3.829" calcext:value-type="float">
            <text:p>3.829</text:p>
          </table:table-cell>
          <table:table-cell table:style-name="ce3" table:formula="of:=([.S56]-[.O56])/[.O56]*100" office:value-type="float" office:value="-14.251404618219" calcext:value-type="float">
            <text:p>-14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7]/((1-[.E57])*[.F57]*[.D57]))" office:value-type="float" office:value="4.63394306250964" calcext:value-type="float">
            <text:p>4.6339430625</text:p>
          </table:table-cell>
          <table:table-cell office:value-type="float" office:value="15" calcext:value-type="float">
            <text:p>15</text:p>
          </table:table-cell>
          <table:table-cell table:formula="of:=60/[.P57]" office:value-type="float" office:value="4" calcext:value-type="float">
            <text:p>4</text:p>
          </table:table-cell>
          <table:table-cell/>
          <table:table-cell office:value-type="float" office:value="3.33" calcext:value-type="float">
            <text:p>3.33</text:p>
          </table:table-cell>
          <table:table-cell table:style-name="ce3" table:formula="of:=([.S57]-[.O57])/[.O57]*100" office:value-type="float" office:value="-28.1389530453887" calcext:value-type="float">
            <text:p>-28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8]/((1-[.E58])*[.F58]*[.D58]))" office:value-type="float" office:value="4.82316085834414" calcext:value-type="float">
            <text:p>4.8231608583</text:p>
          </table:table-cell>
          <table:table-cell office:value-type="float" office:value="14" calcext:value-type="float">
            <text:p>14</text:p>
          </table:table-cell>
          <table:table-cell table:formula="of:=60/[.P58]" office:value-type="float" office:value="4.28571428571429" calcext:value-type="float">
            <text:p>4.2857142857</text:p>
          </table:table-cell>
          <table:table-cell/>
          <table:table-cell office:value-type="float" office:value="3.913" calcext:value-type="float">
            <text:p>3.913</text:p>
          </table:table-cell>
          <table:table-cell table:style-name="ce3" table:formula="of:=([.S58]-[.O58])/[.O58]*100" office:value-type="float" office:value="-18.8706303827612" calcext:value-type="float">
            <text:p>-18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9]/((1-[.E59])*[.F59]*[.D59]))" office:value-type="float" office:value="5.28350800118212" calcext:value-type="float">
            <text:p>5.2835080012</text:p>
          </table:table-cell>
          <table:table-cell office:value-type="float" office:value="12" calcext:value-type="float">
            <text:p>12</text:p>
          </table:table-cell>
          <table:table-cell table:formula="of:=60/[.P59]" office:value-type="float" office:value="5" calcext:value-type="float">
            <text:p>5</text:p>
          </table:table-cell>
          <table:table-cell/>
          <table:table-cell office:value-type="float" office:value="3.46" calcext:value-type="float">
            <text:p>3.46</text:p>
          </table:table-cell>
          <table:table-cell table:style-name="ce3" table:formula="of:=([.S59]-[.O59])/[.O59]*100" office:value-type="float" office:value="-34.5132060133937" calcext:value-type="float">
            <text:p>-34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0]/((1-[.E60])*[.F60]*[.D60]))" office:value-type="float" office:value="6.31499992066005" calcext:value-type="float">
            <text:p>6.3149999207</text:p>
          </table:table-cell>
          <table:table-cell office:value-type="float" office:value="10" calcext:value-type="float">
            <text:p>10</text:p>
          </table:table-cell>
          <table:table-cell table:formula="of:=60/[.P60]" office:value-type="float" office:value="6" calcext:value-type="float">
            <text:p>6</text:p>
          </table:table-cell>
          <table:table-cell/>
          <table:table-cell office:value-type="float" office:value="5.81" calcext:value-type="float">
            <text:p>5.81</text:p>
          </table:table-cell>
          <table:table-cell table:style-name="ce3" table:formula="of:=([.S60]-[.O60])/[.O60]*100" office:value-type="float" office:value="-7.99683178154765" calcext:value-type="float">
            <text:p>-8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1]/((1-[.E61])*[.F61]*[.D61]))" office:value-type="float" office:value="4.82316085834414" calcext:value-type="float">
            <text:p>4.8231608583</text:p>
          </table:table-cell>
          <table:table-cell office:value-type="float" office:value="11" calcext:value-type="float">
            <text:p>11</text:p>
          </table:table-cell>
          <table:table-cell table:formula="of:=60/[.P61]" office:value-type="float" office:value="5.45454545454545" calcext:value-type="float">
            <text:p>5.4545454545</text:p>
          </table:table-cell>
          <table:table-cell/>
          <table:table-cell office:value-type="float" office:value="6.66" calcext:value-type="float">
            <text:p>6.66</text:p>
          </table:table-cell>
          <table:table-cell table:style-name="ce3" table:formula="of:=([.S61]-[.O61])/[.O61]*100" office:value-type="float" office:value="38.083721352111" calcext:value-type="float">
            <text:p>38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2]/((1-[.E62])*[.F62]*[.D62]))" office:value-type="float" office:value="4.98133911478568" calcext:value-type="float">
            <text:p>4.9813391148</text:p>
          </table:table-cell>
          <table:table-cell office:value-type="float" office:value="11" calcext:value-type="float">
            <text:p>11</text:p>
          </table:table-cell>
          <table:table-cell table:formula="of:=60/[.P62]" office:value-type="float" office:value="5.45454545454545" calcext:value-type="float">
            <text:p>5.4545454545</text:p>
          </table:table-cell>
          <table:table-cell/>
          <table:table-cell office:value-type="float" office:value="6.42" calcext:value-type="float">
            <text:p>6.42</text:p>
          </table:table-cell>
          <table:table-cell table:style-name="ce3" table:formula="of:=([.S62]-[.O62])/[.O62]*100" office:value-type="float" office:value="28.881006734596" calcext:value-type="float">
            <text:p>28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3]/((1-[.E63])*[.F63]*[.D63]))" office:value-type="float" office:value="5.15617584377779" calcext:value-type="float">
            <text:p>5.1561758438</text:p>
          </table:table-cell>
          <table:table-cell office:value-type="float" office:value="9" calcext:value-type="float">
            <text:p>9</text:p>
          </table:table-cell>
          <table:table-cell table:formula="of:=60/[.P63]" office:value-type="float" office:value="6.66666666666667" calcext:value-type="float">
            <text:p>6.6666666667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3" table:formula="of:=([.S63]-[.O63])/[.O63]*100" office:value-type="float" office:value="45.4566373846736" calcext:value-type="float">
            <text:p>45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4]/((1-[.E64])*[.F64]*[.D64]))" office:value-type="float" office:value="5.35081654909867" calcext:value-type="float">
            <text:p>5.3508165491</text:p>
          </table:table-cell>
          <table:table-cell office:value-type="float" office:value="9.5" calcext:value-type="float">
            <text:p>9.5</text:p>
          </table:table-cell>
          <table:table-cell table:formula="of:=60/[.P64]" office:value-type="float" office:value="6.31578947368421" calcext:value-type="float">
            <text:p>6.3157894737</text:p>
          </table:table-cell>
          <table:table-cell/>
          <table:table-cell office:value-type="float" office:value="7.667" calcext:value-type="float">
            <text:p>7.667</text:p>
          </table:table-cell>
          <table:table-cell table:style-name="ce3" table:formula="of:=([.S64]-[.O64])/[.O64]*100" office:value-type="float" office:value="43.2865419632351" calcext:value-type="float">
            <text:p>43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5]/((1-[.E65])*[.F65]*[.D65]))" office:value-type="float" office:value="5.56930643981971" calcext:value-type="float">
            <text:p>5.5693064398</text:p>
          </table:table-cell>
          <table:table-cell office:value-type="float" office:value="7" calcext:value-type="float">
            <text:p>7</text:p>
          </table:table-cell>
          <table:table-cell table:formula="of:=60/[.P65]" office:value-type="float" office:value="8.57142857142857" calcext:value-type="float">
            <text:p>8.5714285714</text:p>
          </table:table-cell>
          <table:table-cell/>
          <table:table-cell office:value-type="float" office:value="8.57" calcext:value-type="float">
            <text:p>8.57</text:p>
          </table:table-cell>
          <table:table-cell table:style-name="ce3" table:formula="of:=([.S65]-[.O65])/[.O65]*100" office:value-type="float" office:value="53.8791246738693" calcext:value-type="float">
            <text:p>53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6]/((1-[.E66])*[.F66]*[.D66]))" office:value-type="float" office:value="6.10086953349608" calcext:value-type="float">
            <text:p>6.1008695335</text:p>
          </table:table-cell>
          <table:table-cell table:number-columns-repeated="3"/>
          <table:table-cell office:value-type="float" office:value="4.73" calcext:value-type="float">
            <text:p>4.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7]/((1-[.E67])*[.F67]*[.D67]))" office:value-type="float" office:value="7.29193380825109" calcext:value-type="float">
            <text:p>7.29193380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2*PI()*SQRT(2*SQRT(2)*[.G74]/((1-[.E74])*[.F74]*[.D74]))" office:value-type="float" office:value="5.90714152515363" calcext:value-type="float">
            <text:p>5.90714152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60/[.R74]"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2*PI()*SQRT(2*SQRT(2)*[.G75]/((1-[.E75])*[.F75]*[.D75]))" office:value-type="float" office:value="5.90714152515363" calcext:value-type="float">
            <text:p>5.90714152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60/[.R75]" office:value-type="float" office:value="3.52941176470588" calcext:value-type="float">
            <text:p>3.52941176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2*PI()*SQRT(2*SQRT(2)*[.G76]/((1-[.E76])*[.F76]*[.D76]))" office:value-type="float" office:value="5.90714152515363" calcext:value-type="float">
            <text:p>5.90714152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60/[.R76]" office:value-type="float" office:value="3.52941176470588" calcext:value-type="float">
            <text:p>3.52941176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2*PI()*SQRT(2*SQRT(2)*[.G77]/((1-[.E77])*[.F77]*[.D77]))" office:value-type="float" office:value="5.90714152515363" calcext:value-type="float">
            <text:p>5.90714152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60/[.R77]" office:value-type="float" office:value="3.52941176470588" calcext:value-type="float">
            <text:p>3.52941176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2*PI()*SQRT(2*SQRT(2)*[.G78]/((1-[.E78])*[.F78]*[.D78]))" office:value-type="float" office:value="5.90714152515363" calcext:value-type="float">
            <text:p>5.90714152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60/[.R78]"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formula="of:=2*PI()*SQRT(2*SQRT(2)*[.G79]/((1-[.E79])*[.F79]*[.D79]))" office:value-type="float" office:value="5.90714152515363" calcext:value-type="float">
            <text:p>5.907141525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60/[.R79]" office:value-type="float" office:value="3.15789473684211" calcext:value-type="float">
            <text:p>3.15789473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formula="of:=2*PI()*SQRT(2*SQRT(2)*[.G80]/((1-[.E80])*[.F80]*[.D80]))" office:value-type="float" office:value="5.90714152515363" calcext:value-type="float">
            <text:p>5.907141525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60/[.R80]" office:value-type="float" office:value="3.33333333333333" calcext:value-type="float">
            <text:p>3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1048489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Feuille1.T1:Feuille1.T45 Feuille1.T47:Feuille1.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euille1.T46:Feuille1.T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09:52:05.593511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5:08:31.743193423</meta:creation-date>
    <dc:date>2017-07-28T17:43:50.845645027</dc:date>
    <meta:editing-duration>PT4H44M51S</meta:editing-duration>
    <meta:editing-cycles>11</meta:editing-cycles>
    <meta:generator>LibreOffice/5.1.6.2$Linux_X86_64 LibreOffice_project/10m0$Build-2</meta:generator>
    <meta:document-statistic meta:table-count="1" meta:cell-count="9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24cm" svg:y="0.316cm" chart:style-name="ch2">
          <text:p>Longueur d'onde en fonction de alpha</text:p>
        </chart:title>
        <chart:legend chart:legend-position="end" svg:x="13.516cm" svg:y="3.96cm" style:legend-expansion="high" chart:style-name="ch3"/>
        <chart:plot-area chart:style-name="ch4" table:cell-range-address="Feuille1.L22:Feuille1.L38 Feuille1.O2:Feuille1.O2 Feuille1.O22:Feuille1.O38 Feuille1.S2:Feuille1.S2 Feuille1.S22:Feuille1.S38" chart:data-source-has-labels="row" svg:x="1.314cm" svg:y="1.301cm" svg:width="11.882cm" svg:height="6.555cm">
          <chartooo:coordinate-region svg:x="1.777cm" svg:y="1.496cm" svg:width="10.942cm" svg:height="5.721cm"/>
          <chart:axis chart:dimension="x" chart:name="primary-x" chart:style-name="ch5">
            <chart:title svg:x="6.792cm" svg:y="8.037cm" chart:style-name="ch6">
              <text:p>Alpha</text:p>
            </chart:title>
          </chart:axis>
          <chart:axis chart:dimension="y" chart:name="primary-y" chart:style-name="ch5">
            <chart:title svg:x="0.451cm" svg:y="5.835cm" chart:style-name="ch7">
              <text:p>Longueur d'onde</text:p>
            </chart:title>
            <chart:grid chart:style-name="ch8" chart:class="major"/>
          </chart:axis>
          <chart:series chart:style-name="ch9" chart:values-cell-range-address="Feuille1.O22:Feuille1.O38" chart:label-cell-address="Feuille1.O2:Feuille1.O2" chart:class="chart:scatter">
            <chart:domain table:cell-range-address="Feuille1.L22:Feuille1.L38"/>
            <chart:data-point chart:repeated="17"/>
          </chart:series>
          <chart:series chart:style-name="ch10" chart:values-cell-range-address="Feuille1.S22:Feuille1.S38" chart:label-cell-address="Feuille1.S2:Feuille1.S2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l théorique</text:p>
                <draw:g>
                  <svg:desc>Feuille1.O2:Feuille1.O2</svg:desc>
                </draw:g>
              </table:table-cell>
              <table:table-cell office:value-type="string">
                <text:p>l réel</text:p>
                <draw:g>
                  <svg:desc>Feuille1.S2:Feuille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L22:Feuille1.L38</svg:desc>
                </draw:g>
              </table:table-cell>
              <table:table-cell office:value-type="float" office:value="16.7079193194591">
                <text:p>16.7079193194591</text:p>
                <draw:g>
                  <svg:desc>Feuille1.O22:Feuille1.O38</svg:desc>
                </draw:g>
              </table:table-cell>
              <table:table-cell office:value-type="float" office:value="6.66666666666667">
                <text:p>6.66666666666667</text:p>
                <draw:g>
                  <svg:desc>Feuille1.S22:Feuille1.S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13.6419589987547">
                <text:p>13.6419589987547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.8142830503073">
                <text:p>11.81428305030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10.9090909090909">
                <text:p>10.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7.47200867217852">
                <text:p>7.472008672178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.82097949937733">
                <text:p>6.82097949937733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5.90714152515363">
                <text:p>5.907141525153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5.56930643981971">
                <text:p>5.56930643981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.28350800118212">
                <text:p>5.283508001182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9.64632171668827">
                <text:p>9.6463217166882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8.93075853418246">
                <text:p>8.9307585341824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8.35395965972956">
                <text:p>8.3539596597295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7.87618870020485">
                <text:p>7.87618870020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">
                <text:p>0.55</text:p>
              </table:table-cell>
              <table:table-cell office:value-type="float" office:value="7.12428073544085">
                <text:p>7.12428073544085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">
                <text:p>0.65</text:p>
              </table:table-cell>
              <table:table-cell office:value-type="float" office:value="6.55338512626584">
                <text:p>6.55338512626584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">
                <text:p>0.75</text:p>
              </table:table-cell>
              <table:table-cell office:value-type="float" office:value="6.10086953349608">
                <text:p>6.10086953349608</text:p>
              </table:table-cell>
              <table:table-cell office:value-type="float" office:value="7.05882352941176">
                <text:p>7.05882352941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-0.163cm" svg:y="0.316cm" chart:style-name="ch2">
          <text:p>Longueur d'onde en fonction du ratio de viscosité; petite longeuer d'onde initiale</text:p>
        </chart:title>
        <chart:legend chart:legend-position="end" svg:x="13.514cm" svg:y="3.963cm" style:legend-expansion="high" chart:style-name="ch3"/>
        <chart:plot-area chart:style-name="ch4" table:cell-range-address="Feuille1.E3:Feuille1.E9 Feuille1.O2:Feuille1.O9 Feuille1.S2:Feuille1.S9" chart:data-source-has-labels="row" svg:x="1.313cm" svg:y="1.301cm" svg:width="11.882cm" svg:height="6.561cm">
          <chartooo:coordinate-region svg:x="1.776cm" svg:y="1.496cm" svg:width="10.943cm" svg:height="5.727cm"/>
          <chart:axis chart:dimension="x" chart:name="primary-x" chart:style-name="ch5">
            <chart:title svg:x="5.874cm" svg:y="8.043cm" chart:style-name="ch6">
              <text:p>Ratio de viscosité</text:p>
            </chart:title>
          </chart:axis>
          <chart:axis chart:dimension="y" chart:name="primary-y" chart:style-name="ch5">
            <chart:title svg:x="0.451cm" svg:y="5.838cm" chart:style-name="ch7">
              <text:p>Longueur d'onde</text:p>
            </chart:title>
            <chart:grid chart:style-name="ch8" chart:class="major"/>
          </chart:axis>
          <chart:series chart:style-name="ch9" chart:values-cell-range-address="Feuille1.O3:Feuille1.O9" chart:label-cell-address="Feuille1.O2:Feuille1.O2" chart:class="chart:scatter">
            <chart:domain table:cell-range-address="Feuille1.E3:Feuille1.E9"/>
            <chart:data-point chart:repeated="7"/>
          </chart:series>
          <chart:series chart:style-name="ch10" chart:values-cell-range-address="Feuille1.S3:Feuille1.S9" chart:label-cell-address="Feuille1.S2:Feuille1.S2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 théorique</text:p>
                <draw:g>
                  <svg:desc>Feuille1.O2:Feuille1.O2</svg:desc>
                </draw:g>
              </table:table-cell>
              <table:table-cell office:value-type="string">
                <text:p>l réel</text:p>
                <draw:g>
                  <svg:desc>Feuille1.S2:Feuille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E3:Feuille1.E9</svg:desc>
                </draw:g>
              </table:table-cell>
              <table:table-cell office:value-type="float" office:value="7.87618870020485">
                <text:p>7.87618870020485</text:p>
                <draw:g>
                  <svg:desc>Feuille1.O3:Feuille1.O9</svg:desc>
                </draw:g>
              </table:table-cell>
              <table:table-cell office:value-type="float" office:value="2.35294117647059">
                <text:p>2.35294117647059</text:p>
                <draw:g>
                  <svg:desc>Feuille1.S3:Feuille1.S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8.93075853418246">
                <text:p>8.93075853418246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8.35395965972956">
                <text:p>8.35395965972956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9.64632171668827">
                <text:p>9.64632171668827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1.8142830503073">
                <text:p>11.8142830503073</text:p>
              </table:table-cell>
              <table:table-cell office:value-type="float" office:value="2.85714285714286">
                <text:p>2.857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-0.232cm" svg:y="0.316cm" chart:style-name="ch2">
          <text:p>Longueur d'onde en fonction du ratio de viscosité;  petite longueur d'onde initiale</text:p>
        </chart:title>
        <chart:subtitle svg:x="6.96cm" svg:y="1.301cm" chart:style-name="ch3">
          <text:p>epsilon=0,5</text:p>
        </chart:subtitle>
        <chart:legend chart:legend-position="end" svg:x="13.516cm" svg:y="3.96cm" style:legend-expansion="high" chart:style-name="ch4"/>
        <chart:plot-area chart:style-name="ch5" table:cell-range-address="Feuille1.E10:Feuille1.E16 Feuille1.O2:Feuille1.O2 Feuille1.O10:Feuille1.O16 Feuille1.S2:Feuille1.S2 Feuille1.S10:Feuille1.S16" chart:data-source-has-labels="row" svg:x="1.314cm" svg:y="2.138cm" svg:width="11.882cm" svg:height="5.718cm">
          <chartooo:coordinate-region svg:x="1.777cm" svg:y="2.333cm" svg:width="10.942cm" svg:height="4.884cm"/>
          <chart:axis chart:dimension="x" chart:name="primary-x" chart:style-name="ch6">
            <chart:title svg:x="5.875cm" svg:y="8.037cm" chart:style-name="ch7">
              <text:p>Ratio de viscosité</text:p>
            </chart:title>
          </chart:axis>
          <chart:axis chart:dimension="y" chart:name="primary-y" chart:style-name="ch6">
            <chart:title svg:x="0.451cm" svg:y="6.254cm" chart:style-name="ch8">
              <text:p>Longueur d'onde</text:p>
            </chart:title>
            <chart:grid chart:style-name="ch9" chart:class="major"/>
          </chart:axis>
          <chart:series chart:style-name="ch10" chart:values-cell-range-address="Feuille1.O10:Feuille1.O16" chart:label-cell-address="Feuille1.O2:Feuille1.O2" chart:class="chart:scatter">
            <chart:domain table:cell-range-address="Feuille1.E10:Feuille1.E16"/>
            <chart:data-point chart:repeated="7"/>
          </chart:series>
          <chart:series chart:style-name="ch11" chart:values-cell-range-address="Feuille1.S10:Feuille1.S16" chart:label-cell-address="Feuille1.S2:Feuille1.S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 théorique</text:p>
                <draw:g>
                  <svg:desc>Feuille1.O2:Feuille1.O2</svg:desc>
                </draw:g>
              </table:table-cell>
              <table:table-cell office:value-type="string">
                <text:p>l réel</text:p>
                <draw:g>
                  <svg:desc>Feuille1.S2:Feuille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Feuille1.E10:Feuille1.E16</svg:desc>
                </draw:g>
              </table:table-cell>
              <table:table-cell office:value-type="float" office:value="8.93075853418246">
                <text:p>8.93075853418246</text:p>
                <draw:g>
                  <svg:desc>Feuille1.O10:Feuille1.O16</svg:desc>
                </draw:g>
              </table:table-cell>
              <table:table-cell office:value-type="float" office:value="6.66666666666667">
                <text:p>6.66666666666667</text:p>
                <draw:g>
                  <svg:desc>Feuille1.S10:Feuille1.S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5.90714152515363">
                <text:p>5.9071415251536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6.10086953349608">
                <text:p>6.10086953349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82097949937733">
                <text:p>6.82097949937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6.55338512626584">
                <text:p>6.55338512626584</text:p>
              </table:table-cell>
              <table:table-cell office:value-type="float" office:value="6.31578947368421">
                <text:p>6.31578947368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5.45454545454545">
                <text:p>5.454545454545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